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9F000001FC1F322B0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5cm" svg:height="9.59cm" svg:x="1.001cm" svg:y="1cm">
          <draw:image xlink:href="Pictures/100000000000039F000001FC1F322B0C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12T08:02:47</meta:creation-date>
    <dc:date>2014-09-30T13:00:50</dc:date>
    <meta:editing-duration>PT00H22M01S</meta:editing-duration>
    <meta:editing-cycles>8</meta:editing-cycles>
    <meta:generator>NeoOffice/3.4.1$Unix OpenOffice.org_project/Patch 8</meta:generator>
    <meta:document-statistic meta:object-count="1"/>
  </office:meta>
</office:document-meta>
</file>